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4042" officeooo:paragraph-rsid="0014404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48877"/>
    </style:style>
    <style:style style:name="P4" style:family="paragraph" style:parent-style-name="Standard">
      <style:paragraph-properties fo:text-align="justify" style:justify-single-word="false"/>
      <style:text-properties officeooo:paragraph-rsid="00136434"/>
    </style:style>
    <style:style style:name="P5" style:family="paragraph" style:parent-style-name="Standard">
      <style:paragraph-properties fo:text-align="justify" style:justify-single-word="false"/>
      <style:text-properties officeooo:rsid="003f52fc" officeooo:paragraph-rsid="00248877"/>
    </style:style>
    <style:style style:name="P6" style:family="paragraph" style:parent-style-name="Standard">
      <style:text-properties officeooo:paragraph-rsid="0043c7c2"/>
    </style:style>
    <style:style style:name="P7" style:family="paragraph" style:parent-style-name="Standard">
      <style:text-properties officeooo:paragraph-rsid="005b50e0"/>
    </style:style>
    <style:style style:name="T1" style:family="text">
      <style:text-properties officeooo:rsid="001364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6434" style:font-weight-asian="bold" style:font-weight-complex="bold"/>
    </style:style>
    <style:style style:name="T4" style:family="text">
      <style:text-properties fo:font-weight="normal" officeooo:rsid="00136434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36434"/>
    </style:style>
    <style:style style:name="T7" style:family="text">
      <style:text-properties officeooo:rsid="00170ed7"/>
    </style:style>
    <style:style style:name="T8" style:family="text">
      <style:text-properties officeooo:rsid="001c83e1"/>
    </style:style>
    <style:style style:name="T9" style:family="text">
      <style:text-properties officeooo:rsid="002fdc38"/>
    </style:style>
    <style:style style:name="T10" style:family="text">
      <style:text-properties officeooo:rsid="00354696"/>
    </style:style>
    <style:style style:name="T11" style:family="text">
      <style:text-properties officeooo:rsid="003f52f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f52fc" style:font-style-asian="italic" style:font-style-complex="italic"/>
    </style:style>
    <style:style style:name="T14" style:family="text">
      <style:text-properties fo:font-style="italic" officeooo:rsid="00170ed7" style:font-style-asian="italic" style:font-style-complex="italic"/>
    </style:style>
    <style:style style:name="T15" style:family="text">
      <style:text-properties officeooo:rsid="00453375"/>
    </style:style>
    <style:style style:name="T16" style:family="text">
      <style:text-properties officeooo:rsid="004bf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ítulo do </text:span><text:span text:style-name="T3">R</text:span><text:span text:style-name="T2">esumo:</text:span> Métodos de otimização aplicados a redes neurais para detecção de fraudes com cartão de crédito </text:p>
      <text:p text:style-name="P2"/>
      <text:p text:style-name="P4"><text:span text:style-name="T3">Palavras-chave: </text:span><text:span text:style-name="T4">r</text:span>edes neurais, otimização, métodos estocásticos, <text:span text:style-name="T6">d</text:span><text:span text:style-name="T5">eep</text:span> <text:span text:style-name="T1">l</text:span>earning, <text:span text:style-name="T1">detecção</text:span> de anomalias. </text:p>
      <text:p text:style-name="Standard"/>
      <text:p text:style-name="P1">Resumo:</text:p>
      <text:p text:style-name="P1"/>
      <text:p text:style-name="P6">A detecção de transações fraudulentas de cartão de crédito tem expressiva importância nos tempos atuais, <text:span text:style-name="T15">tendo em vista o grande volume de operações desse tipo. A utilização de técnicas de aprendizado de máquina têm se mostrado eficiente para detecção de anomalias e, por esse motivo, diversas instituições financeiras possuem setores especializados nesse tipo de algoritmo.</text:span></text:p>
      <text:p text:style-name="P7"><text:span text:style-name="T16">Este trabalho apresentará os fundamentos de redes neurais, assim como alguns dos métodos de otimização, em sua maioria estocásticos, <text:s/>mais utilizados atualmente para fazer o treinamento dessas. Também serão apresentados os resultados preliminares da aplicação dos algoritmos implementados ao problema de detecção de fraudes, utilizando a base de dados “Credit Card Fraud Detection”, da plataforma Kaggle. Um dos principais pontos para o restante do projeto será desenvolver uma versão estocástica do algoritmo de primeira ordem proposto em [], que obteve bons resultados de complexidade para problemas de quadrados mínimos.</text:span></text:p>
      <text:p text:style-name="P1"/>
      <text:p text:style-name="P1"/>
      <text:p text:style-name="P1"/>
      <text:p text:style-name="P1"/>
      <text:p text:style-name="P1"/>
      <text:p text:style-name="P3">O início do desenvolvimento do projeto consistiu em um estudo sobre o funcionamento e a utilização de redes neurais, além de uma familiarização com os conceitos básicos de otimização. <text:span text:style-name="T8">Tendo em vista que o treinamento supervisionado de uma rede neural consiste na minimização de uma função Erro, as áreas de aprendizado de máquina e de otimização têm uma forte ligação. </text:span>Foram estudados <text:span text:style-name="T11">e implementados em </text:span><text:span text:style-name="T13">Python</text:span>, em seguida, alguns dos algoritmos de otimização mais utilizados na atualidade para treinar redes neurais. <text:span text:style-name="T7">Esses algoritmos são: Método do Gradiente (</text:span><text:span text:style-name="T14">GD</text:span><text:span text:style-name="T7">), Método do Gradiente Estocástico (</text:span><text:span text:style-name="T14">SGD</text:span><text:span text:style-name="T7">), </text:span><text:span text:style-name="T14">SVRG</text:span><text:span text:style-name="T7">, </text:span><text:span text:style-name="T14">SAG</text:span><text:span text:style-name="T7">, </text:span><text:span text:style-name="T14">SAGA</text:span><text:span text:style-name="T7">, </text:span><text:span text:style-name="T14">Adagrad</text:span><text:span text:style-name="T7">, </text:span><text:span text:style-name="T14">RMSProp</text:span><text:span text:style-name="T7">, </text:span><text:span text:style-name="T14">SGD</text:span><text:span text:style-name="T7"> com momento de </text:span><text:span text:style-name="T14">Polyak</text:span><text:span text:style-name="T7"> e de </text:span><text:span text:style-name="T14">Nesterov</text:span><text:span text:style-name="T7"> e </text:span><text:span text:style-name="T14">Adam</text:span><text:span text:style-name="T7">. Os métodos citados, com exceção do </text:span><text:span text:style-name="T14">GD</text:span><text:span text:style-name="T7">, envolvem utilizar pequenas amostras randômicas para fazer uma estimação do gradiente da função de Erro e utilizam diferentes abordagens para minimizar a variância dessa aproximação. Após isso, seguiu-se um reconhecimento da base de dados principal do projeto: a </text:span><text:span text:style-name="T14">Credit Card Fraud Detection</text:span><text:span text:style-name="T7">, da plataforma Kaggle. Então, foi iniciada a aplicação dos métodos estudados para a detecção de fraudes nas transações do banco de dados, utilizando os algoritmos implementados e <text:s/>algoritmos da </text:span><text:span text:style-name="T14">API</text:span><text:span text:style-name="T7"> Keras, para fins de comparação, utilizando como métrica principal a área sob as Curvas de </text:span><text:span text:style-name="T14">Precision-Recall</text:span><text:span text:style-name="T7">. Agora, na segunda parte do projeto, foram estudados alguns métodos de segunda ordem, como o Método de Newton, e o método de Levenberg-Marquardt, que combina estratégias dos métodos </text:span><text:span text:style-name="T14">GD</text:span><text:span text:style-name="T7"> e Método de Newton. E</text:span>m um trabalho recente proposto por L. F. Bueno e J. M. Mar<text:span text:style-name="T1">tínez</text:span>, <text:span text:style-name="T12">On the complexity of solving feasibility problems</text:span>, <text:span text:style-name="T10">de </text:span>2018, foi apresentado um algoritmo de primeira ordem com bons resultados de complexidade para problemas de quadrados mínimos. Um dos principais pontos <text:span text:style-name="T9">para o restante</text:span> deste projeto será desenvolver uma versão estocástica desse algoritmo. 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2:35:54.994364150</meta:creation-date>
    <dc:date>2020-04-21T16:39:26.492248285</dc:date>
    <meta:editing-duration>PT3H22M6S</meta:editing-duration>
    <meta:editing-cycles>46</meta:editing-cycles>
    <meta:generator>LibreOffice/6.3.5.2$Linux_X86_64 LibreOffice_project/30$Build-2</meta:generator>
    <meta:document-statistic meta:table-count="0" meta:image-count="0" meta:object-count="0" meta:page-count="1" meta:paragraph-count="6" meta:word-count="465" meta:character-count="3105" meta:non-whitespace-character-count="2641"/>
  </office:meta>
</office:document-meta>
</file>